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roll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ick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ea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reating_ticke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delet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projec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viewing_projec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iew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ing_ticket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leting_ticke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igning_up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 # of Tests</text:p>
          </table:table-cell>
          <table:table-cell table:formula="of:=SUM([.C2:.C17])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-00-00</text:date>, <text:time style:data-style-name="N2" text:time-value="18:37:28.233533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6:08:43.407617569</meta:creation-date>
    <dc:date>2016-05-18T18:37:48.586944936</dc:date>
    <meta:editing-duration>PT2H15M7S</meta:editing-duration>
    <meta:editing-cycles>4</meta:editing-cycles>
    <meta:generator>LibreOffice/4.2.8.2$Linux_X86_64 LibreOffice_project/420m0$Build-2</meta:generator>
    <meta:document-statistic meta:table-count="1" meta:cell-count="26" meta:object-count="0"/>
  </office:meta>
</office:document-meta>
</file>